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widows="1"/>
      <style:text-properties style:font-name="Tahoma" fo:font-size="12pt" style:font-size-asian="12pt" style:font-size-complex="12pt"/>
    </style:style>
    <style:style style:name="P3" style:family="paragraph" style:parent-style-name="Standard">
      <style:paragraph-properties fo:text-align="start" style:justify-single-word="false"/>
      <style:text-properties style:font-name="Tahoma" fo:font-weight="bold" style:font-weight-asian="bold" style:font-weight-complex="bold"/>
    </style:style>
    <style:style style:name="P4" style:family="paragraph" style:parent-style-name="Standard">
      <style:paragraph-properties fo:text-align="start" style:justify-single-word="false"/>
      <style:text-properties style:font-name="Tahoma" fo:font-weight="normal" style:font-weight-asian="normal" style:font-weight-complex="normal"/>
    </style:style>
    <style:style style:name="P5" style:family="paragraph" style:parent-style-name="Standard">
      <style:paragraph-properties fo:text-align="center" style:justify-single-word="false"/>
      <style:text-properties style:font-name="Tahoma" fo:font-weight="normal" style:font-weight-asian="normal" style:font-weight-complex="normal"/>
    </style:style>
    <style:style style:name="P6" style:family="paragraph" style:parent-style-name="Standard">
      <style:paragraph-properties fo:text-align="start" style:justify-single-word="false"/>
      <style:text-properties style:font-name="Tahoma"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font-name="Tahoma"/>
    </style:style>
    <style:style style:name="P8" style:family="paragraph" style:parent-style-name="Standard">
      <style:paragraph-properties fo:text-align="start" style:justify-single-word="false"/>
      <style:text-properties fo:font-variant="normal" fo:text-transform="none" fo:color="#222222" style:font-name="Tahoma" fo:font-size="12pt" fo:letter-spacing="normal" fo:font-style="normal" fo:font-weight="bold" style:font-size-asian="12pt" style:font-weight-asian="bold" style:font-size-complex="12pt" style:font-weight-complex="bold"/>
    </style:style>
    <style:style style:name="P9" style:family="paragraph" style:parent-style-name="Standard">
      <style:paragraph-properties fo:widows="1"/>
      <style:text-properties fo:font-variant="normal" fo:text-transform="none" fo:color="#222222" style:font-name="Tahoma" fo:font-size="12pt" fo:letter-spacing="normal" fo:font-style="normal" fo:font-weight="bold" style:font-size-asian="12pt" style:font-weight-asian="bold" style:font-size-complex="12pt" style:font-weight-complex="bold"/>
    </style:style>
    <style:style style:name="P10" style:family="paragraph" style:parent-style-name="Standard">
      <style:paragraph-properties fo:margin-left="0in" fo:margin-right="0in" fo:widows="1" fo:text-indent="0in" style:auto-text-indent="false"/>
      <style:text-properties fo:font-variant="normal" fo:text-transform="none" fo:color="#222222" style:font-name="Tahoma" fo:font-size="12pt" fo:letter-spacing="normal" fo:font-style="normal" fo:font-weight="normal" style:font-size-asian="12pt" style:font-size-complex="12pt"/>
    </style:style>
    <style:style style:name="P11" style:family="paragraph" style:parent-style-name="Standard">
      <style:paragraph-properties fo:margin-left="0in" fo:margin-right="0in" fo:widows="1" fo:text-indent="0in" style:auto-text-indent="false"/>
      <style:text-properties fo:font-variant="normal" fo:text-transform="none" fo:color="#222222" style:font-name="Tahoma" fo:font-size="12pt" fo:letter-spacing="normal" fo:font-style="normal"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13" style:family="paragraph" style:parent-style-name="Standard" style:list-style-name="L4">
      <style:paragraph-properties fo:text-align="start" style:justify-single-word="false"/>
      <style:text-properties style:font-name="Tahoma" fo:font-weight="normal" style:font-weight-asian="normal" style:font-weight-complex="normal"/>
    </style:style>
    <style:style style:name="P14" style:family="paragraph" style:parent-style-name="Standard" style:list-style-name="L6">
      <style:paragraph-properties fo:text-align="start" style:justify-single-word="false"/>
      <style:text-properties style:font-name="Tahoma" fo:font-weight="normal" style:font-weight-asian="normal" style:font-weight-complex="normal"/>
    </style:style>
    <style:style style:name="P15" style:family="paragraph" style:parent-style-name="Standard" style:list-style-name="L4">
      <style:paragraph-properties fo:text-align="start" style:justify-single-word="false"/>
      <style:text-properties style:font-name="Tahoma" fo:font-weight="bold" style:font-weight-asian="bold" style:font-weight-complex="bold"/>
    </style:style>
    <style:style style:name="P16" style:family="paragraph" style:parent-style-name="Standard" style:list-style-name="L5">
      <style:paragraph-properties fo:text-align="start" style:justify-single-word="false"/>
      <style:text-properties style:font-name="Tahoma" fo:font-weight="bold" style:font-weight-asian="bold" style:font-weight-complex="bold"/>
    </style:style>
    <style:style style:name="P17" style:family="paragraph" style:parent-style-name="Standard">
      <style:paragraph-properties fo:text-align="start" style:justify-single-word="false"/>
      <style:text-properties style:font-name="Tahoma" fo:font-style="normal" fo:font-weight="normal" style:font-style-asian="normal" style:font-weight-asian="normal" style:font-style-complex="normal" style:font-weight-complex="normal"/>
    </style:style>
    <style:style style:name="P18" style:family="paragraph" style:parent-style-name="Standard" style:list-style-name="L1">
      <style:paragraph-properties fo:widows="1"/>
      <style:text-properties fo:font-variant="normal" fo:text-transform="none" fo:color="#222222" style:font-name="Tahoma" fo:font-size="12pt" fo:letter-spacing="normal" fo:font-style="normal" fo:font-weight="normal" style:font-size-asian="12pt" style:font-size-complex="12pt"/>
    </style:style>
    <style:style style:name="P19" style:family="paragraph" style:parent-style-name="Standard" style:list-style-name="L2">
      <style:paragraph-properties fo:widows="1"/>
      <style:text-properties fo:font-variant="normal" fo:text-transform="none" fo:color="#222222" style:font-name="Tahoma" fo:font-size="12pt" fo:letter-spacing="normal" fo:font-style="normal" fo:font-weight="normal" style:font-size-asian="12pt" style:font-size-complex="12pt"/>
    </style:style>
    <style:style style:name="P20" style:family="paragraph" style:parent-style-name="Standard" style:list-style-name="L3">
      <style:paragraph-properties fo:widows="1"/>
      <style:text-properties fo:font-variant="normal" fo:text-transform="none" fo:color="#222222" style:font-name="Tahoma"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 POKENAME GENERATOR ######</text:p>
      <text:p text:style-name="P12"/>
      <text:p text:style-name="P5"><text:a xlink:type="simple" xlink:href="http://customers.taxifast.gr/develop/scripts/test2/" text:style-name="Internet_20_link" text:visited-style-name="Visited_20_Internet_20_Link">Live version</text:a></text:p>
      <text:p text:style-name="P5"/>
      <text:p text:style-name="P3">What is done</text:p>
      <text:p text:style-name="P7"/>
      <text:p text:style-name="P8">## Requirements</text:p>
      <text:p text:style-name="P2"/>
      <text:list xml:id="list2675215822397598103" text:style-name="L1">
        <text:list-item>
          <text:p text:style-name="P18">Generates unique version names</text:p>
        </text:list-item>
        <text:list-item>
          <text:p text:style-name="P18">Reads data from the Pokemon API</text:p>
        </text:list-item>
        <text:list-item>
          <text:p text:style-name="P18">Displays table of previously generated version names</text:p>
        </text:list-item>
        <text:list-item>
          <text:p text:style-name="P18">Can remove generated version names</text:p>
        </text:list-item>
        <text:list-item>
          <text:p text:style-name="P18">Uses <text:span text:style-name="T3">Backbone JS</text:span><text:span text:style-name="T4"> </text:span>framework</text:p>
        </text:list-item>
      </text:list>
      <text:p text:style-name="P2"/>
      <text:p text:style-name="P9">## Bonus Points</text:p>
      <text:p text:style-name="P2"/>
      <text:list xml:id="list596129811425701911" text:style-name="L2">
        <text:list-item>
          <text:p text:style-name="P19">Uses CoffeeScript ,SASS(scss)</text:p>
        </text:list-item>
        <text:list-item>
          <text:p text:style-name="P19">Doesn’t use Bootstrap or similar</text:p>
        </text:list-item>
        <text:list-item>
          <text:p text:style-name="P19">Stored names are persisted after page reload</text:p>
        </text:list-item>
        <text:list-item>
          <text:p text:style-name="P19">Offers option to copy generated name to clipboard</text:p>
        </text:list-item>
        <text:list-item>
          <text:p text:style-name="P19">A runnable unit test suite <text:span text:style-name="T5">(jsTestDriver)</text:span></text:p>
        </text:list-item>
      </text:list>
      <text:p text:style-name="P10"/>
      <text:p text:style-name="P11">## Extra</text:p>
      <text:list xml:id="list7030631486427922664" text:style-name="L3">
        <text:list-item>
          <text:p text:style-name="P20">Offers option to generate items sequentially (default) or randomly</text:p>
        </text:list-item>
        <text:list-item>
          <text:p text:style-name="P20">Can edit the fields of the stored item (By clicking on them)</text:p>
        </text:list-item>
        <text:list-item>
          <text:p text:style-name="P20">Can copy to clipboard any of the previous stored names directly</text:p>
        </text:list-item>
      </text:list>
      <text:p text:style-name="P3"/>
      <text:p text:style-name="P3"/>
      <text:p text:style-name="P3"/>
      <text:p text:style-name="P3">UI explanation</text:p>
      <text:p text:style-name="P3"/>
      <text:p text:style-name="P4">Upper part (left to right):</text:p>
      <text:p text:style-name="P4"/>
      <text:list xml:id="list6905939722707666440" text:style-name="L4">
        <text:list-item>
          <text:p text:style-name="P13"><text:span text:style-name="T1">Generation Mode checkbox</text:span>, this toggles between between sequential and random generation</text:p>
        </text:list-item>
        <text:list-item>
          <text:p text:style-name="P13"><text:span text:style-name="T1">Version number input</text:span>, this can be entered mannually (filtered to only allow numbers and dot) but is also generated sequentially after each version generation</text:p>
        </text:list-item>
        <text:list-item>
          <text:p text:style-name="P13"><text:span text:style-name="T1">Generate button</text:span>, generated the poke-name for current version (also works with enter), each new item is added to the top of the table (with green color)</text:p>
        </text:list-item>
        <text:list-item>
          <text:p text:style-name="P15">Sort table button<text:span text:style-name="T2">, sort table based on the name field (also happens every time you reload the page)</text:span></text:p>
        </text:list-item>
        <text:list-item>
          <text:p text:style-name="P15">Clear table button<text:span text:style-name="T2">, removes the entire collection (from both the UI and storage)</text:span></text:p>
        </text:list-item>
      </text:list>
      <text:p text:style-name="P3"/>
      <text:p text:style-name="P4">Lower part (table):</text:p>
      <text:p text:style-name="P4"/>
      <text:list xml:id="list3186570307389861915" text:style-name="L5">
        <text:list-item>
          <text:p text:style-name="P16">Version, Adjective, Name, Nature<text:span text:style-name="T2">, each of those can be edited by clicking it</text:span></text:p>
        </text:list-item>
        <text:list-item>
          <text:p text:style-name="P16">Remove<text:span text:style-name="T2">, removes this item from the UI and the Collection</text:span></text:p>
        </text:list-item>
        <text:list-item>
          <text:p text:style-name="P16">Copy<text:span text:style-name="T2">, copies Adjective and Name to clipboard</text:span></text:p>
          <text:p text:style-name="P16"><text:soft-page-break/><text:span text:style-name="T2"/></text:p>
        </text:list-item>
      </text:list>
      <text:p text:style-name="P3"/>
      <text:p text:style-name="P3">Functionality</text:p>
      <text:p text:style-name="P3"/>
      <text:list xml:id="list3742116968499926045" text:style-name="L6">
        <text:list-item>
          <text:p text:style-name="P14">When the page loads, the entire pokedex is fetched from the pokemon api. This offers the ability to sort the pokemon and ensure that names are generated alphabetically (assuming increasing version numbers).<text:line-break/>In comparison, using an api call on each generation (which I did on earlier versions), not only prevents alphabetical selection, but also fetches a large extra amount of parameters for each pokemon which are not needed (pokedex only fetches name and a uri to it's resource)</text:p>
        </text:list-item>
      </text:list>
      <text:p text:style-name="P4"/>
      <text:list xml:id="list30592731" text:continue-numbering="true" text:style-name="L6">
        <text:list-item>
          <text:p text:style-name="P14">On random mode, both the pokemon name and adjective are picked randomly and the version serves only a cosmetic role</text:p>
        </text:list-item>
      </text:list>
      <text:p text:style-name="P4"/>
      <text:list xml:id="list30585495" text:continue-numbering="true" text:style-name="L6">
        <text:list-item>
          <text:p text:style-name="P14">Name generation happens as follows. Version is split by dot character, first part corresponds to the name of the pokemon, while second part generates the adjective. </text:p>
          <text:p text:style-name="P14">That means that pokemon names, change only on major updates! (which makes sense)</text:p>
          <text:p text:style-name="P14">On each generation a pokemon nature is also randomly picked (just cosmetic).</text:p>
        </text:list-item>
      </text:list>
      <text:p text:style-name="P4"/>
      <text:list xml:id="list30594094" text:continue-numbering="true" text:style-name="L6">
        <text:list-item>
          <text:p text:style-name="P14">The adjective is picked by a compiled list of 200 sorted adjectives which was generated with an online tool, nature is handled similarly (just not sorted). </text:p>
        </text:list-item>
      </text:list>
      <text:p text:style-name="P4"/>
      <text:list xml:id="list30583798" text:continue-numbering="true" text:style-name="L6">
        <text:list-item>
          <text:p text:style-name="P14">When a stored poke-name item is edited, it turns green to let you identify it better, and also tell you that it might be out of sort now (like the newly generated ones)</text:p>
        </text:list-item>
      </text:list>
      <text:p text:style-name="P4"/>
      <text:list xml:id="list30590506" text:continue-numbering="true" text:style-name="L6">
        <text:list-item>
          <text:p text:style-name="P14">There is a resize function that ads compact classes on some elements (on window resize), to ensure the app can be displayed properly on mobile (feel free to resize the browser to see)</text:p>
        </text:list-item>
      </text:list>
      <text:p text:style-name="P4"/>
      <text:p text:style-name="P4"/>
      <text:p text:style-name="P3">Notes</text:p>
      <text:p text:style-name="P6">(just some things I'd like to mention regarding development)</text:p>
      <text:p text:style-name="P6"/>
      <text:p text:style-name="P6">The clipboard functionality is actually applied on mouse hover over the corresponding button. I arrived to that solution after trying to apply it on each item of the table during generation and found that it greatly impedes performance as the collection grows larger.</text:p>
      <text:p text:style-name="P6"/>
      <text:p text:style-name="P6">I also ensured that previous flash embeds where destroyed before adding the next one to prevent entropy after a long time of continous usage</text:p>
      <text:p text:style-name="P6"/>
      <text:p text:style-name="P6">I decided to skip jade since I'm using emmet plugin on netbeans which offers me on demand templating (not so strong I guess but still plenty useful)</text:p>
      <text:p text:style-name="P6"/>
      <text:p text:style-name="P6">Regarding unit testing, I decided to go with jsTestDriver, unfortunately as I found out later it doesn't offer me the ability to test DOM related parts, so I only made tests for some (still important) utility functions</text:p>
      <text:p text:style-name="P6"/>
      <text:p text:style-name="P6"><text:soft-page-break/>Copy to clipboard doesn't work if you run the project using <text:a xlink:type="simple" xlink:href="../../../../" text:style-name="Internet_20_link" text:visited-style-name="Visited_20_Internet_20_Link">file:///</text:a> protocol, this is due to flash security restrictions</text:p>
      <text:p text:style-name="P6"/>
      <text:p text:style-name="P6">There are more things to mention, but they may be better left for discussing (this is already too long!!!)</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3M58S</meta:editing-duration>
    <meta:editing-cycles>8</meta:editing-cycles>
    <meta:generator>OpenOffice/4.1.1$Win32 OpenOffice.org_project/411m6$Build-9775</meta:generator>
    <dc:date>2015-06-26T10:41:38.56</dc:date>
    <meta:document-statistic meta:table-count="0" meta:image-count="0" meta:object-count="0" meta:page-count="3" meta:paragraph-count="47" meta:word-count="686" meta:character-count="3991"/>
    <meta:user-defined meta:name="Info 1"/>
    <meta:user-defined meta:name="Info 2"/>
    <meta:user-defined meta:name="Info 3"/>
    <meta:user-defined meta:name="Info 4"/>
  </office:meta>
</office:document-meta>
</file>